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style>
    <style:style style:name="P20" style:family="paragraph" style:parent-style-name="Code">
      <style:paragraph-properties fo:margin-left="0in" fo:margin-right="0in" fo:text-indent="0in" style:auto-text-indent="false"/>
      <style:text-properties fo:font-weight="normal" style:font-weight-asian="normal" style:font-weight-complex="normal"/>
    </style:style>
    <style:style style:name="P21" style:family="paragraph" style:parent-style-name="Code">
      <style:paragraph-properties fo:margin-left="0in" fo:margin-right="0in" fo:text-indent="0in" style:auto-text-indent="false"/>
      <style:text-properties fo:font-size="10pt" style:font-size-asian="10pt" style:font-size-complex="10pt"/>
    </style:style>
    <style:style style:name="P22" style:family="paragraph" style:parent-style-name="Standard">
      <style:paragraph-properties fo:margin-left="0in" fo:margin-right="0in" fo:text-indent="0in" style:auto-text-indent="false"/>
      <style:text-properties fo:font-size="10pt" style:font-size-asian="10pt" style:font-size-complex="10pt"/>
    </style:style>
    <style:style style:name="P23" style:family="paragraph" style:parent-style-name="Heading_20_2">
      <style:text-properties fo:font-weight="bold" style:font-weight-asian="bold" style:font-weight-complex="bold"/>
    </style:style>
    <style:style style:name="P24" style:family="paragraph" style:parent-style-name="Heading_20_3">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1">
      <style:paragraph-properties fo:margin-top="0in" fo:margin-bottom="0in"/>
      <style:text-properties fo:font-size="9pt" style:font-size-asian="9pt" style:font-size-complex="9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8427706" text:style-name="L1">
        <text:list-item>
          <text:p text:style-name="P30">0.1.0 Robert Field <text:s text:c="2"/>7/23/2009</text:p>
          <text:list>
            <text:list-item>
              <text:p text:style-name="P30">Initial proposal</text:p>
            </text:list-item>
          </text:list>
        </text:list-item>
        <text:list-item>
          <text:p text:style-name="P30">0.2.0 Robert Field <text:s text:c="2"/>8/29/2009</text:p>
          <text:list>
            <text:list-item>
              <text:p text:style-name="P30">Overhaul to use an invalidation model proposed by Brian Goetz and Jim Laskey</text:p>
            </text:list-item>
          </text:list>
        </text:list-item>
        <text:list-item>
          <text:p text:style-name="P30">0.2.1 Robert Field <text:s text:c="2"/>9/2/2009</text:p>
        </text:list-item>
        <text:list-item>
          <text:p text:style-name="P30">0.2.2 Robert Field <text:s text:c="2"/>9/8/2009</text:p>
          <text:list>
            <text:list-item>
              <text:p text:style-name="P30">Based on discussion with Jim Laskey, consistent with lazy evaluation, switch bind initialization to lazy </text:p>
            </text:list-item>
          </text:list>
        </text:list-item>
        <text:list-item>
          <text:p text:style-name="P30">0.2.3 Robert Field <text:s text:c="2"/>9/19/2009</text:p>
          <text:list>
            <text:list-item>
              <text:p text:style-name="P30">Various fixes and improvements</text:p>
            </text:list-item>
          </text:list>
        </text:list-item>
        <text:list-item>
          <text:p text:style-name="P30">0.2.4 Robert Field <text:s text:c="2"/>9/23/2009</text:p>
          <text:list>
            <text:list-item>
              <text:p text:style-name="P30">Script-level member handling</text:p>
            </text:list-item>
          </text:list>
        </text:list-item>
        <text:list-item>
          <text:p text:style-name="P30">0.3.0 Robert Field <text:s text:c="2"/>10/1/2009</text:p>
          <text:list>
            <text:list-item>
              <text:p text:style-name="P30">Fold in lazy virtual bound sequences proposal</text:p>
            </text:list-item>
          </text:list>
        </text:list-item>
        <text:list-item>
          <text:p text:style-name="P30">0.3.1 Robert Field <text:s text:c="2"/>10/2/2009</text:p>
          <text:list>
            <text:list-item>
              <text:p text:style-name="P30">Incorporate sequence API changes and bound-for caching idea from Per Bothner</text:p>
            </text:list-item>
          </text:list>
        </text:list-item>
        <text:list-item>
          <text:p text:style-name="P30">0.3.2 Maurizio Cimadamore <text:s text:c="2"/>10/12/2009</text:p>
          <text:list>
            <text:list-item>
              <text:p text:style-name="P30">Included 2-phase invalidation protocol and updated bidi-bind description</text:p>
            </text:list-item>
          </text:list>
        </text:list-item>
        <text:list-item>
          <text:p text:style-name="P30">0.3.3 Robert Field <text:s/>10/15/2009</text:p>
          <text:list>
            <text:list-item>
              <text:p text:style-name="P30">Update on-replace handling: get call moved out of if, first phase valid flag set before trigger phase invalidate</text:p>
            </text:list-item>
          </text:list>
        </text:list-item>
        <text:list-item>
          <text:p text:style-name="P30">0.3.4 Robert Field <text:s/>10/16/2009</text:p>
          <text:list>
            <text:list-item>
              <text:p text:style-name="P30">Based on discussions with Jim Laskey, <text:s/>handle the initial firing of on-replace, even for the default value. Also, centralize generated examples. <text:s/>Add motivation for design.</text:p>
            </text:list-item>
          </text:list>
        </text:list-item>
        <text:list-item>
          <text:p text:style-name="P30">0.3.5 Robert Field <text:s/>10/16/2009</text:p>
          <text:list>
            <text:list-item>
              <text:p text:style-name="P30">Based on discussions with Per Bothner, <text:s/>describe generated methods for sequences. Update non-bound sequence description.</text:p>
            </text:list-item>
          </text:list>
        </text:list-item>
        <text:list-item>
          <text:p text:style-name="P30">0.3.6 Robert Field <text:s/>10/16/2009</text:p>
          <text:list>
            <text:list-item>
              <text:p text:style-name="P30">Clarify the sequence update mechanism.</text:p>
            </text:list-item>
          </text:list>
        </text:list-item>
        <text:list-item>
          <text:p text:style-name="P30">0.3.7 Robert Field <text:s/>10/16/2009</text:p>
          <text:list>
            <text:list-item>
              <text:p text:style-name="P30">Sequence accessor method revamp. <text:s/>Bound sequence overview.</text:p>
            </text:list-item>
          </text:list>
        </text:list-item>
        <text:list-item>
          <text:p text:style-name="P30">0.3.8 Robert Field <text:s/>10/17/2009</text:p>
          <text:list>
            <text:list-item>
              <text:p text:style-name="P30">Further clarification and update to bound and non-bound sequences. <text:s/>Update bound range, bound explicit sequence, and bound slice, to two phase invalidation.</text:p>
            </text:list-item>
          </text:list>
        </text:list-item>
        <text:list-item>
          <text:p text:style-name="P30">0.3.9 Robert Field <text:s/>10/18/2009</text:p>
          <text:list>
            <text:list-item>
              <text:p text:style-name="P30">Describe non-bound sequence mutation by the Sequences class.</text:p>
            </text:list-item>
          </text:list>
        </text:list-item>
        <text:list-item>
          <text:p text:style-name="P30">0.3.10 Robert Field <text:s/>10/19/2009</text:p>
          <text:list>
            <text:list-item>
              <text:p text:style-name="P30">Remove contradiction in sequences definition – no set method is generated for sequences.</text:p>
            </text:list-item>
          </text:list>
        </text:list-item>
        <text:list-item>
          <text:p text:style-name="P30">0.3.11 Robert Field <text:s/>10/26/2009</text:p>
          <text:list>
            <text:list-item>
              <text:p text:style-name="P30">Update sequence range description.</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text:soft-page-break/>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text:soft-page-break/>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Heading_20_2"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text:soft-page-break/>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oft-page-break/><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text:soft-pag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19"><text:line-break/><text:span text:style-name="T10">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oft-page-break/><text:span text:style-name="T10">                instance.be$(varNum, seq);  // replace the sequence in the non-bound context<text:line-break/>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21">     public static &lt;T&gt; void replaceSlice(FXBase instance, int varNum, Sequence&lt;? extends T&gt; newValues, </text:p>
      <text:p text:style-name="P21">     <text:s text:c="56"/>int startPos, int endPos/*exclusive*/) {<text:line-break/>        Sequence&lt;? extends T&gt; seq = <text:span text:style-name="T7">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22">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p>
      <text:p text:style-name="Text_20_body"/>
      <text:p text:style-name="Text_20_body">It is determined if a modification is even needed first:</text:p>
      <text:p text:style-name="P21"><text:s text:c="4"/>public static &lt;T&gt; void replaceSlice(FXBase instance, int varNum, <text:s/>Sequence&lt;? extends T&gt; newValues, </text:p>
      <text:p text:style-name="P21"><text:s text:c="60"/>int startPos, int endPos/*exclusive*/) {</text:p>
      <text:p text:style-name="P21"><text:s text:c="8"/>Sequence&lt;? extends T&gt; seq = get(instance, varNum);</text:p>
      <text:p text:style-name="P21"><text:s text:c="8"/>int oldSize = seq.size();</text:p>
      <text:p text:style-name="P21"><text:s text:c="8"/>if (startPos &lt; 0)</text:p>
      <text:p text:style-name="P21"><text:s text:c="12"/>startPos = 0;</text:p>
      <text:p text:style-name="P21"><text:s text:c="8"/>else if (startPos &gt; oldSize)</text:p>
      <text:p text:style-name="P21"><text:s text:c="12"/>startPos = oldSize;</text:p>
      <text:p text:style-name="P21"><text:s text:c="8"/>if (endPos &gt; oldSize)</text:p>
      <text:p text:style-name="P21"><text:s text:c="12"/>endPos = oldSize;</text:p>
      <text:p text:style-name="P21"><text:s text:c="8"/>else if (endPos &lt; startPos)</text:p>
      <text:p text:style-name="P21"><text:s text:c="12"/>endPos = startPos;</text:p>
      <text:p text:style-name="P21"><text:s text:c="8"/>if (newValues == null ? </text:p>
      <text:p text:style-name="P21"><text:soft-page-break/><text:s text:c="18"/>startPos == endPos</text:p>
      <text:p text:style-name="P21"><text:s text:c="16"/>: sliceEqual(seq, startPos, endPos, newValues)) {</text:p>
      <text:p text:style-name="P21"><text:s text:c="12"/>return seq;</text:p>
      <text:p text:style-name="P21"><text:s text:c="8"/>}</text:p>
      <text:p text:style-name="P21"><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21"><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21"><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8419006" text:style-name="L2">
        <text:list-item>
          <text:p text:style-name="P26">varNum indicates the sequence variable that has changed</text:p>
        </text:list-item>
        <text:list-item>
          <text:p text:style-name="P26">begin is the beginning index of the changed slice</text:p>
        </text:list-item>
        <text:list-item>
          <text:p text:style-name="P26">end is the end index of the changed slice</text:p>
        </text:list-item>
        <text:list-item>
          <text:p text:style-name="P26">newLen is the length of the sequence that replaces the slice [begin..end]</text:p>
        </text:list-item>
        <text:list-item>
          <text:p text:style-name="P26">phase is the update phase: INV_PHASE or TRIGGER_PHASE</text:p>
        </text:list-item>
      </text:list>
      <text:h text:style-name="P23" text:outline-level="2">Access Methods</text:h>
      <text:p text:style-name="P7">In addition to the get$xyz and be$xyz methods, a sequence length and element get method are generated for sequence variables. <text:s/>These match the needs of Sequence in general:</text:p>
      <text:p text:style-name="P14"><text:soft-page-break/></text:p>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3"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20"/>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
      <text:p text:style-name="P7"><text:soft-page-break/>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8409565" text:style-name="L3">
        <text:list-item>
          <text:p text:style-name="P27">get$(varNum)</text:p>
        </text:list-item>
        <text:list-item>
          <text:p text:style-name="P27">get$(varNum, int)</text:p>
        </text:list-item>
        <text:list-item>
          <text:p text:style-name="P27">size$(varNum)</text:p>
        </text:list-item>
        <text:list-item>
          <text:p text:style-name="P27">be$(varNum)</text:p>
        </text:list-item>
        <text:list-item>
          <text:p text:style-name="P27">invalidate$(varNum, int begin, int end, int newLen, phase)</text:p>
        </text:list-item>
      </text:list>
      <text:h text:style-name="P23"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synthetic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size also gets a (normal) synthetic bound variable – this variable not only caches the sequence size but also the first access fires sequence initialization. <text:s/>The sequence accessors are simply <text:soft-page-break/>computed from the range ends:</text:p>
      <text:p text:style-name="P14">int get$range(int pos) {</text:p>
      <text:p text:style-name="P14"><text:s text:c="3"/>return (pos &gt;= 0 &amp;&amp; pos &lt; get$rsize())? pos + $rb : 0;</text:p>
      <text:p text:style-name="P14">}</text:p>
      <text:p text:style-name="P14"/>
      <text:p text:style-name="P14">int size$range() {</text:p>
      <text:p text:style-name="P14"><text:s text:c="3"/>return get$rsize();</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p>
      <text:p text:style-name="Text_20_body"><text:s/></text:p>
      <text:p text:style-name="Text_20_body">This is for conceptual presentation. <text:s/>For all the gritty details, see the code. <text:s text:c="10"/></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oft-page-break/><text:s text:c="3"/>case 2:</text:p>
      <text:p text:style-name="P14"><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25"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4"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8425219" text:style-name="L4">
        <text:list-item>
          <text:p text:style-name="P28">Simply cache whole value of the sequence on exit from the on-replace</text:p>
        </text:list-item>
        <text:list-item>
          <text:p text:style-name="P28">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8">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8430343" text:style-name="L5">
        <text:list-item>
          <text:p text:style-name="P29">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1-04T18:33:51.05</dc:date>
    <meta:editing-cycles>84</meta:editing-cycles>
    <meta:editing-duration>PT526H14M52S</meta:editing-duration>
    <meta:document-statistic meta:table-count="0" meta:image-count="0" meta:object-count="2" meta:page-count="28" meta:paragraph-count="810" meta:word-count="7036" meta:character-count="479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